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fo:min-height="13.364cm"/>
    </style:style>
    <style:style style:name="pr4" style:family="presentation" style:parent-style-name="Standard-outline1">
      <style:graphic-properties fo:min-height="11.929cm"/>
    </style:style>
    <style:style style:name="T1"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draw:text-box>
            <text:p>Flight Planification System</text:p>
          </draw:text-box>
        </draw:frame>
        <draw:frame presentation:style-name="pr2" draw:layer="layout" svg:width="25.199cm" svg:height="12.179cm" svg:x="1.4cm" svg:y="4.914cm" presentation:class="subtitle" presentation:user-transformed="true">
          <draw:text-box>
            <text:p>The project is to developp an application for flight companies to allow them to plan flights easily. It will provide the CCO with an interface to register new flight informations to which the crew will have access.</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layer="layout" svg:width="25.199cm" svg:height="3.506cm" svg:x="1.4cm" svg:y="0.837cm" presentation:class="title">
          <draw:text-box>
            <text:p>Users</text:p>
          </draw:text-box>
        </draw:frame>
        <draw:frame presentation:style-name="pr4" draw:layer="layout" svg:width="25.199cm" svg:height="12.179cm" svg:x="1.4cm" svg:y="4.914cm" presentation:class="outline" presentation:user-transformed="true">
          <draw:text-box>
            <text:list text:style-name="L3">
              <text:list-item>
                <text:p>OCC (Operations Control Center) :</text:p>
                <text:p/>
              </text:list-item>
            </text:list>
            <text:p>The OCC will have a dedicated interface in a web browser to register new flight information. The OCC is the only user able to modify the registered information.</text:p>
            <text:p/>
            <text:list text:continue-numbering="true" text:style-name="L3">
              <text:list-item>
                <text:p>Crew :</text:p>
                <text:p>The Crew will have an interface on mobile platforms to consult their flight information including the flight number, the arrival and departure airport code, time and date, weather data.</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1" draw:layer="layout" svg:width="25.199cm" svg:height="3.506cm" svg:x="1.4cm" svg:y="0.837cm" presentation:class="title">
          <draw:text-box>
            <text:p>Business Objects</text:p>
          </draw:text-box>
        </draw:frame>
        <draw:frame presentation:style-name="pr4" draw:layer="layout" svg:width="25.199cm" svg:height="12.179cm" svg:x="1.4cm" svg:y="4.914cm" presentation:class="outline">
          <draw:text-box>
            <text:list text:style-name="L3">
              <text:list-item>
                <text:p>Flight information :</text:p>
                <text:p><text:span text:style-name="T1">-Commercial number</text:span></text:p>
                <text:p><text:span text:style-name="T1">-ATC number (Air Traffic Control)</text:span></text:p>
                <text:p><text:span text:style-name="T1">-Departure Airport code</text:span></text:p>
                <text:p><text:span text:style-name="T1">-Arrival Airport code</text:span></text:p>
                <text:p><text:span text:style-name="T1">-Departure time and date</text:span></text:p>
                <text:p><text:span text:style-name="T1">-Arrival time and date</text:span></text:p>
                <text:p><text:span text:style-name="T1">-Commercial leaflet</text:span></text:p>
                <text:p><text:span text:style-name="T1">-NOTAM (notice to airmen)</text:span></text:p>
                <text:p><text:span text:style-name="T1">-OFP (Operational Flight Planning)</text:span></text:p>
                <text:p><text:span text:style-name="T1">-Weather Maps</text:spa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5T09:41:45.644199325</meta:creation-date>
    <dc:date>2016-01-25T10:18:16.290731296</dc:date>
    <meta:editing-duration>PT5M36S</meta:editing-duration>
    <meta:editing-cycles>1</meta:editing-cycles>
    <meta:document-statistic meta:object-count="33"/>
    <meta:generator>LibreOffice/4.2.8.2$Linux_X86_64 LibreOffice_project/420m0$Build-2</meta:generator>
  </office:meta>
</office:document-meta>
</file>